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caa" officeooo:paragraph-rsid="0019dcaa"/>
    </style:style>
    <style:style style:name="P2" style:family="paragraph" style:parent-style-name="Standard">
      <style:text-properties fo:font-size="22pt" fo:font-weight="bold" officeooo:rsid="0019dcaa" officeooo:paragraph-rsid="0019dcaa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2pt" fo:font-weight="normal" officeooo:rsid="0019dcaa" officeooo:paragraph-rsid="0019dcaa" style:font-size-asian="10.5pt" style:font-weight-asian="normal" style:font-size-complex="12pt" style:font-weight-complex="normal"/>
    </style:style>
    <style:style style:name="T1" style:family="text">
      <style:text-properties officeooo:rsid="0019dcaa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- <text:span text:style-name="T1">L’algorithme doit récupérer un mot saisi par l’utilisateur</text:span></text:p>
      <text:p text:style-name="Standard">- <text:span text:style-name="T1">L’algorithme doit construire l’anagramme du mot par ordre alphabétique</text:span></text:p>
      <text:p text:style-name="Standard">- <text:span text:style-name="T1">L’algorithme doit utiliser le tri par insertion</text:span></text:p>
      <text:p text:style-name="Standard">- <text:span text:style-name="T1">L’algorithme doit modifier la chaîne d’entrée et en ressortir une qui, est triée suivant la valeur de chaque caractère</text:span></text:p>
      <text:p text:style-name="Standard">- <text:span text:style-name="T1">L’algorithme doit agir sur le mot comme sur un tableau de caractère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est de mutation :</text:p>
      <text:p text:style-name="P2"/>
      <text:p text:style-name="P3">1<text:span text:style-name="T2">er</text:span> critère : </text:p>
      <text:p text:style-name="P3"><text:tab/>Remplacer « <text:span text:style-name="T3">&lt;</text:span>  » par « <text:span text:style-name="T3">&lt;= </text:span>» L4</text:p>
      <text:p text:style-name="P3"><text:tab/>out of bonds</text:p>
      <text:p text:style-name="P3"/>
      <text:p text:style-name="P3"><text:tab/></text:p>
      <text:p text:style-name="P3"/>
      <text:p text:style-name="P3">2nd critère :</text:p>
      <text:p text:style-name="P3"><text:tab/>Remplacer  « <text:span text:style-name="T3">&lt; » </text:span>par « <text:span text:style-name="T3">&gt;</text:span> » <text:s/>L6</text:p>
      <text:p text:style-name="P3">trie à l’envers</text:p>
      <text:p text:style-name="P3"/>
      <text:p text:style-name="P3"><text:tab/></text:p>
      <text:p text:style-name="P3"/>
      <text:p text:style-name="P3">3ème critère :</text:p>
      <text:p text:style-name="P3"><text:tab/>Remplacer « &gt; » par « &lt;= » L9</text:p>
      <text:p text:style-name="P3"><text:tab/>out of bounds</text:p>
      <text:p text:style-name="P3"/>
      <text:p text:style-name="P3"><text:tab/></text:p>
      <text:p text:style-name="P3"/>
      <text:p text:style-name="P3">4ème critère :</text:p>
      <text:p text:style-name="P3"><text:tab/>Remplacer « - » par « + » L7</text:p>
      <text:p text:style-name="P3"><text:tab/>rentre par dans la boucle while pour trier</text:p>
      <text:p text:style-name="P3"/>
      <text:p text:style-name="P3"><text:tab/></text:p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23:53:43.474000000</meta:creation-date>
    <dc:date>2024-04-28T01:05:39.415000000</dc:date>
    <meta:editing-duration>PT1H11M56S</meta:editing-duration>
    <meta:editing-cycles>1</meta:editing-cycles>
    <meta:document-statistic meta:table-count="0" meta:image-count="0" meta:object-count="0" meta:page-count="1" meta:paragraph-count="22" meta:word-count="129" meta:character-count="654" meta:non-whitespace-character-count="528"/>
    <meta:generator>LibreOffice/7.6.1.2$Windows_X86_64 LibreOffice_project/f5defcebd022c5bc36bbb79be232cb6926d8f674</meta:generator>
  </office:meta>
</office:document-meta>
</file>